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41000000411D7DEC37199EB1CF.png" manifest:media-type="image/png"/>
  <manifest:file-entry manifest:full-path="Pictures/10000AB8000006B8000006B83866D93A828877A9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nter Medium" svg:font-family="'Inter Medium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d7fed3" svg:stroke-opacity="20%" draw:stroke-linejoin="round" svg:stroke-linecap="square" draw:fill="gradient" draw:fill-gradient-name="Gradient_20_10" draw:opacity="100%" draw:textarea-horizontal-align="justify" draw:textarea-vertical-align="middle" draw:auto-grow-height="false" fo:min-height="20.874cm" fo:min-width="20.624cm" draw:shadow="hidden" draw:shadow-offset-x="0.176cm" draw:shadow-offset-y="0.176cm" draw:shadow-opacity="30%" loext:shadow-blur="1.05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color="#7d897d" draw:shadow-opacity="50%" loext:shadow-blur="1.764cm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gradient" draw:fill-gradient-name="Gradient_20_10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13cm" svg:height="24.13cm" svg:x="2.667cm" svg:y="2.667cm">
          <text:p/>
          <draw:enhanced-geometry svg:viewBox="0 0 21600 21600" draw:path-stretchpoint-x="10800" draw:path-stretchpoint-y="10800" draw:text-areas="?f3 ?f4 ?f5 ?f6" draw:type="round-rectangle" draw:modifiers="4595.516141063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2.606cm" svg:height="22.606cm" svg:x="3.429cm" svg:y="3.429cm">
          <draw:image xlink:href="Pictures/10000AB8000006B8000006B83866D93A828877A9.svg" xlink:type="simple" xlink:show="embed" xlink:actuate="onLoad" draw:mime-type="image/svg+xml">
            <text:p/>
          </draw:image>
          <draw:image xlink:href="Pictures/1000000100000041000000411D7DEC37199EB1C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nter Medium" svg:font-family="'Inter Medium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fbd2eb" draw:end-color="#fcbeeb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Inter Medi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Inter Medium" style:font-family-complex="'Inter Mediu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464cm" fo:page-height="29.4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21:31:56.525968635</meta:creation-date>
    <dc:date>2023-08-11T16:30:57.841039393</dc:date>
    <meta:editing-duration>PT1H18M52S</meta:editing-duration>
    <meta:editing-cycles>11</meta:editing-cycles>
    <meta:generator>LibreOffice/7.5.5.2$Linux_X86_64 LibreOffice_project/50$Build-2</meta:generator>
    <meta:document-statistic meta:object-count="2"/>
  </office:meta>
</office:document-meta>
</file>